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7.45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4cm" svg:height="8.783cm" svg:x="0.206cm" svg:y="0cm">
          <draw:text-box>
            <text:p>Starting Julia...</text:p>
            <text:p><text:s text:c="15"/>_</text:p>
            <text:p><text:s text:c="3"/>_ <text:s text:c="6"/>_ _(_)_ <text:s text:c="4"/>| <text:s/>Documentation: https://docs.julialang.org</text:p>
            <text:p><text:s text:c="2"/>(_) <text:s text:c="4"/>| (_) (_) <text:s text:c="3"/>|</text:p>
            <text:p><text:s text:c="3"/>_ _ <text:s text:c="2"/>_| |_ <text:s/>__ _ <text:s text:c="2"/>| <text:s/>Type "?" for help, "]?" for Pkg help.</text:p>
            <text:p><text:s text:c="2"/>| | | | | | |/ _` | <text:s/>|</text:p>
            <text:p><text:s text:c="2"/>| | |_| | | | (_| | <text:s/>| <text:s/>Version 1.5.2 (2020-09-23)</text:p>
            <text:p><text:s/>_/ |\__'_|_|_|\__'_| <text:s/>| <text:s/>Official https://julialang.org/ release</text:p>
            <text:p>|__/ <text:s text:c="18"/>|</text:p>
            <text:p/>
            <text:p>julia&gt;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49cm" fo:page-height="8.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5:33:58.523342827</meta:creation-date>
    <dc:date>2020-10-14T19:11:03.068814095</dc:date>
    <meta:editing-duration>PT10H32M23S</meta:editing-duration>
    <meta:editing-cycles>2</meta:editing-cycles>
    <meta:generator>LibreOffice/6.4.6.2$Linux_X86_64 LibreOffice_project/40$Build-2</meta:generator>
    <meta:document-statistic meta:object-count="1"/>
  </office:meta>
</office:document-meta>
</file>